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==========================================</text:span></text:p>
      <text:p text:style-name="P1"><text:span text:style-name="T1"><text:tab/><text:tab/><text:tab/>Destructures in class of Python</text:span></text:p>
      <text:p text:style-name="P1"><text:span text:style-name="T1"><text:tab/><text:tab/>==========================================</text:span></text:p>
      <text:p text:style-name="P1"><text:span text:style-name="T1">Index</text:span></text:p>
      <text:p text:style-name="P1"><text:span text:style-name="T1">----------------------------------------------------------------------------------------------------------------</text:span></text:p>
      <text:p text:style-name="P1"><text:span text:style-name="T1">=&gt;Purpose of Destructures</text:span></text:p>
      <text:p text:style-name="P1"><text:span text:style-name="T1">=&gt;Definition of Destructure</text:span></text:p>
      <text:p text:style-name="P1"><text:span text:style-name="T1">=&gt;Syntax for Defining Destructure</text:span></text:p>
      <text:p text:style-name="P1"><text:span text:style-name="T1">=&gt;Internal Flow lof Destructures</text:span></text:p>
      <text:p text:style-name="P1"><text:span text:style-name="T1">=&gt;Relation between Destructure and Garbage Collector</text:span></text:p>
      <text:p text:style-name="P1"><text:span text:style-name="T1">=&gt;Number of ways of Calling Destructure</text:span></text:p>
      <text:p text:style-name="P1"><text:span text:style-name="T1">=&gt;Programming Examples</text:span></text:p>
      <text:p text:style-name="P1"><text:span text:style-name="T1">=&gt;GC Module</text:span></text:p>
      <text:p text:style-name="P1"><text:span text:style-name="T1">=&gt;Programming Examples</text:span></text:p>
      <text:p text:style-name="P1"><text:span text:style-name="T1">------------------------------------------------------x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43" meta:character-count="625" meta:non-whitespace-character-count="591"/>
    <meta:generator>LibreOfficeDev/6.0.5.2$Linux_X86_64 LibreOffice_project/</meta:generator>
  </office:meta>
</office:document-meta>
</file>